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048cm"/>
    </style:style>
    <style:style style:name="Tabla1.B" style:family="table-column">
      <style:table-column-properties style:column-width="12.96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048cm"/>
    </style:style>
    <style:style style:name="Tabla2.B" style:family="table-column">
      <style:table-column-properties style:column-width="12.96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4.048cm"/>
    </style:style>
    <style:style style:name="Tabla3.B" style:family="table-column">
      <style:table-column-properties style:column-width="12.96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4.048cm"/>
    </style:style>
    <style:style style:name="Tabla4.B" style:family="table-column">
      <style:table-column-properties style:column-width="12.96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4.048cm"/>
    </style:style>
    <style:style style:name="Tabla5.B" style:family="table-column">
      <style:table-column-properties style:column-width="12.96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fdf" officeooo:paragraph-rsid="0000bfdf"/>
    </style:style>
    <style:style style:name="P2" style:family="paragraph" style:parent-style-name="Standard">
      <style:text-properties officeooo:rsid="0000bfdf" officeooo:paragraph-rsid="0002e504"/>
    </style:style>
    <style:style style:name="P3" style:family="paragraph" style:parent-style-name="Standard">
      <style:text-properties fo:font-variant="normal" fo:text-transform="none" fo:color="#000000" style:font-name="arial" fo:font-size="9.75pt" fo:letter-spacing="normal" fo:font-style="normal" fo:font-weight="normal" officeooo:rsid="0000bfdf" officeooo:paragraph-rsid="0002e504"/>
    </style:style>
    <style:style style:name="P4" style:family="paragraph" style:parent-style-name="Standard">
      <style:text-properties officeooo:rsid="00011174" officeooo:paragraph-rsid="0002e504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able_20_Contents">
      <style:text-properties officeooo:rsid="0000bfdf" officeooo:paragraph-rsid="0000bfdf"/>
    </style:style>
    <style:style style:name="P7" style:family="paragraph" style:parent-style-name="Table_20_Contents">
      <style:text-properties officeooo:rsid="0000bfdf" officeooo:paragraph-rsid="0002e504"/>
    </style:style>
    <style:style style:name="P8" style:family="paragraph" style:parent-style-name="Table_20_Contents">
      <style:text-properties officeooo:rsid="0000bfdf" officeooo:paragraph-rsid="0003e9db"/>
    </style:style>
    <style:style style:name="P9" style:family="paragraph" style:parent-style-name="Table_20_Contents">
      <style:text-properties officeooo:rsid="00011174" officeooo:paragraph-rsid="00011174"/>
    </style:style>
    <style:style style:name="P10" style:family="paragraph" style:parent-style-name="Table_20_Contents">
      <style:text-properties officeooo:rsid="00011174" officeooo:paragraph-rsid="0002e504"/>
    </style:style>
    <style:style style:name="P11" style:family="paragraph" style:parent-style-name="Table_20_Contents">
      <style:text-properties officeooo:rsid="00056a1b" officeooo:paragraph-rsid="00056a1b"/>
    </style:style>
    <style:style style:name="P12" style:family="paragraph" style:parent-style-name="Table_20_Contents">
      <style:text-properties officeooo:rsid="0005e131" officeooo:paragraph-rsid="0005e131"/>
    </style:style>
    <style:style style:name="P13" style:family="paragraph" style:parent-style-name="Table_20_Contents">
      <style:text-properties officeooo:rsid="0005e131" officeooo:paragraph-rsid="000779d2"/>
    </style:style>
    <style:style style:name="P14" style:family="paragraph" style:parent-style-name="Standard">
      <style:text-properties officeooo:rsid="0000bfdf" officeooo:paragraph-rsid="0002e504"/>
    </style:style>
    <style:style style:name="P15" style:family="paragraph" style:parent-style-name="Table_20_Contents">
      <style:text-properties officeooo:rsid="0005e131" officeooo:paragraph-rsid="0002e504"/>
    </style:style>
    <style:style style:name="T1" style:family="text">
      <style:text-properties officeooo:rsid="00011174"/>
    </style:style>
    <style:style style:name="T2" style:family="text">
      <style:text-properties officeooo:rsid="0003e9db"/>
    </style:style>
    <style:style style:name="T3" style:family="text">
      <style:text-properties officeooo:rsid="00043065"/>
    </style:style>
    <style:style style:name="T4" style:family="text">
      <style:text-properties officeooo:rsid="0005e131"/>
    </style:style>
    <style:style style:name="T5" style:family="text">
      <style:text-properties officeooo:rsid="000779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Función</text:p>
          </table:table-cell>
          <table:table-cell table:style-name="Tabla1.B1" office:value-type="string">
            <text:p text:style-name="P6">verificarBase(provider, identifier)</text:p>
          </table:table-cell>
        </table:table-row>
        <table:table-row>
          <table:table-cell table:style-name="Tabla1.A2" office:value-type="string">
            <text:p text:style-name="P6">Descripción</text:p>
          </table:table-cell>
          <table:table-cell table:style-name="Tabla1.B2" office:value-type="string">
            <text:p text:style-name="P6">Verifica la existencia un registro en la tabla “authentications”. Si el parámetro “provider” coincide con el campo “provider” y el campo “identifier” coincide con el campo “provider_uid”, retorna <text:span text:style-name="T1">el campo “user_id”</text:span>.</text:p>
          </table:table-cell>
        </table:table-row>
        <table:table-row>
          <table:table-cell table:style-name="Tabla1.A2" office:value-type="string">
            <text:p text:style-name="P6">Retorna</text:p>
          </table:table-cell>
          <table:table-cell table:style-name="Tabla1.B2" office:value-type="string">
            <text:p text:style-name="P6">En caso de existir: Retorna <text:span text:style-name="T1">un int con el valor de “user_id”</text:span>.</text:p>
            <text:p text:style-name="P6">En caso de no existencia:</text:p>
            <text:p text:style-name="P6">- Retorna 0</text:p>
          </table:table-cell>
        </table:table-row>
        <table:table-row>
          <table:table-cell table:style-name="Tabla1.A2" office:value-type="string">
            <text:p text:style-name="P6">Tablas a las que accede</text:p>
          </table:table-cell>
          <table:table-cell table:style-name="Tabla1.B2" office:value-type="string">
            <text:p text:style-name="P6">authentications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Función</text:p>
          </table:table-cell>
          <table:table-cell table:style-name="Tabla2.B1" office:value-type="string">
            <text:p text:style-name="P7"><text:span text:style-name="T2">obtenerFotoXId</text:span>(<text:span text:style-name="T2">idUser</text:span>)</text:p>
          </table:table-cell>
        </table:table-row>
        <table:table-row>
          <table:table-cell table:style-name="Tabla2.A2" office:value-type="string">
            <text:p text:style-name="P7">Descripción</text:p>
          </table:table-cell>
          <table:table-cell table:style-name="Tabla2.B2" office:value-type="string">
            <text:p text:style-name="P8">Verifica la existencia un registro en la tabla “authentications”. Si el parámetro “<text:span text:style-name="T2">idUser</text:span>” coincide con el campo “<text:span text:style-name="T1">id</text:span>” retorna <text:span text:style-name="T1">el campo “photo_url”</text:span>.</text:p>
          </table:table-cell>
        </table:table-row>
        <table:table-row>
          <table:table-cell table:style-name="Tabla2.A2" office:value-type="string">
            <text:p text:style-name="P7">Retorna</text:p>
          </table:table-cell>
          <table:table-cell table:style-name="Tabla2.B2" office:value-type="string">
            <text:p text:style-name="P8">En caso de existir: Retorna <text:span text:style-name="T1">un string con el valor de “photo”</text:span>.</text:p>
            <text:p text:style-name="P7">En caso de no existencia:</text:p>
            <text:p text:style-name="P7">- Retorna <text:span text:style-name="T2">null</text:span></text:p>
          </table:table-cell>
        </table:table-row>
        <table:table-row>
          <table:table-cell table:style-name="Tabla2.A2" office:value-type="string">
            <text:p text:style-name="P7">Tablas a las que accede</text:p>
          </table:table-cell>
          <table:table-cell table:style-name="Tabla2.B2" office:value-type="string">
            <text:p text:style-name="P7">authentications</text:p>
          </table:table-cell>
        </table:table-row>
      </table:table>
      <text:p text:style-name="P4"/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Función</text:p>
          </table:table-cell>
          <table:table-cell table:style-name="Tabla3.B1" office:value-type="string">
            <text:p text:style-name="P7">verificarBase<text:span text:style-name="T3">XMail</text:span>(provider, identifier, <text:span text:style-name="T3">pass</text:span>)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2" office:value-type="string">
            <text:p text:style-name="P7">Verifica la existencia un registro en la tabla “authentications”. Si el parámetro “provider” <text:span text:style-name="T3">es igual a “Email” Y si </text:span>el campo “identifier” coincide con el campo “provider_uid” <text:span text:style-name="T3">Y si el parámetro “pass” coincide con el campo “password”</text:span>, <text:span text:style-name="T3">Obtiene el campo “user_id”</text:span>.</text:p>
          </table:table-cell>
        </table:table-row>
        <table:table-row>
          <table:table-cell table:style-name="Tabla3.A2" office:value-type="string">
            <text:p text:style-name="P7">Retorna</text:p>
          </table:table-cell>
          <table:table-cell table:style-name="Tabla3.B2" office:value-type="string">
            <text:p text:style-name="P7">En caso de existir: Retorna <text:span text:style-name="T1">un int con el valor de “user_id”</text:span>.</text:p>
            <text:p text:style-name="P7">En caso de no existencia:</text:p>
            <text:p text:style-name="P7">- Retorna 0</text:p>
          </table:table-cell>
        </table:table-row>
        <table:table-row>
          <table:table-cell table:style-name="Tabla3.A2" office:value-type="string">
            <text:p text:style-name="P7">Tablas a las que accede</text:p>
          </table:table-cell>
          <table:table-cell table:style-name="Tabla3.B2" office:value-type="string">
            <text:p text:style-name="P7">authentications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Función</text:p>
          </table:table-cell>
          <table:table-cell table:style-name="Tabla4.B1" office:value-type="string">
            <text:p text:style-name="P7"><text:span text:style-name="T4">existeUsuarioXId</text:span>(<text:span text:style-name="T3">idUser</text:span>)</text:p>
          </table:table-cell>
        </table:table-row>
        <table:table-row>
          <table:table-cell table:style-name="Tabla4.A2" office:value-type="string">
            <text:p text:style-name="P7">Descripción</text:p>
          </table:table-cell>
          <table:table-cell table:style-name="Tabla4.B2" office:value-type="string">
            <text:p text:style-name="P7">Verifica la existencia un registro en la tabla “<text:span text:style-name="T3">usuario</text:span>”. Si el parámetro “<text:span text:style-name="T3">idUsuario</text:span>” coincide con el campo “<text:span text:style-name="T3">id</text:span>” retorna <text:span text:style-name="T3">el ese registro de la tabla</text:span>.</text:p>
          </table:table-cell>
        </table:table-row>
        <table:table-row>
          <table:table-cell table:style-name="Tabla4.A2" office:value-type="string">
            <text:p text:style-name="P7">Retorna</text:p>
          </table:table-cell>
          <table:table-cell table:style-name="Tabla4.B2" office:value-type="string">
            <text:p text:style-name="P7">En caso de existir: Retorna <text:span text:style-name="T1">un registro de la tabla</text:span>.</text:p>
            <text:p text:style-name="P7">En caso de no existencia:</text:p>
            <text:p text:style-name="P7">- Retorna <text:span text:style-name="T3">null</text:span></text:p>
          </table:table-cell>
        </table:table-row>
        <table:table-row>
          <table:table-cell table:style-name="Tabla4.A2" office:value-type="string">
            <text:p text:style-name="P7">Tablas a las que accede</text:p>
          </table:table-cell>
          <table:table-cell table:style-name="Tabla4.B2" office:value-type="string">
            <text:p text:style-name="P11">usuario</text:p>
          </table:table-cell>
        </table:table-row>
      </table:table>
      <text:p text:style-name="P3"><text:soft-page-break/></text:p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0">Función</text:p>
          </table:table-cell>
          <table:table-cell table:style-name="Tabla5.B1" office:value-type="string">
            <text:p text:style-name="P15">almacenarUsuario</text:p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B2" office:value-type="string">
            <text:p text:style-name="P12">Recibe por $_POST: <text:s/>nombreapellido, cedula, email, celular, genero, ciudad, provider, user_data.</text:p>
            <text:p text:style-name="P12"/>
            <text:p text:style-name="P12">user_data es un objeto en formato JSON que contiene los datos de redes sociales del usuario a ingresar: user_id, provider, provider_uid, email, password, display_name, first_name, last_name, profile_url, website_url, <text:s/>photo_url, description.</text:p>
            <text:p text:style-name="P12"/>
            <text:p text:style-name="P13"><text:span text:style-name="T5">La función verifica si </text:span>user_data <text:span text:style-name="T5">ya existe en la tabla </text:span>authentications mediante. <text:span text:style-name="T5">En caso no existir, inserta user data en los campos correspondientes, incluyendo el campo “created_at” que es la fecha/hora acutal en la que se creo el registro. Finalmente inserta </text:span>nombreapellido, cedula, email, celular, genero, ciudad, <text:span text:style-name="T5">en la tabla “usuario”.</text:span></text:p>
          </table:table-cell>
        </table:table-row>
        <table:table-row>
          <table:table-cell table:style-name="Tabla5.A2" office:value-type="string">
            <text:p text:style-name="P7">Retorna</text:p>
          </table:table-cell>
          <table:table-cell table:style-name="Tabla5.B2" office:value-type="string">
            <text:p text:style-name="P7">En caso <text:span text:style-name="T5">de existir autenticación previa retorna 0</text:span></text:p>
            <text:p text:style-name="P7">En caso de no existencia, <text:span text:style-name="T5">se inserta y retorna el id del usuario nuevo ingresado.</text:span></text:p>
          </table:table-cell>
        </table:table-row>
        <table:table-row>
          <table:table-cell table:style-name="Tabla5.A2" office:value-type="string">
            <text:p text:style-name="P7">Tablas a las que accede</text:p>
          </table:table-cell>
          <table:table-cell table:style-name="Tabla5.B2" office:value-type="string">
            <text:p text:style-name="P7"><text:span text:style-name="T4">a</text:span>uthentications, <text:span text:style-name="T4">usuario</text:span>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media04 </meta:initial-creator>
    <meta:creation-date>2014-03-21T10:22:31.633626112</meta:creation-date>
    <dc:date>2014-03-21T11:44:51.661868775</dc:date>
    <dc:creator>Celmedia04 </dc:creator>
    <meta:editing-duration>PT35M53S</meta:editing-duration>
    <meta:editing-cycles>6</meta:editing-cycles>
    <meta:generator>LibreOffice/4.1.3.2$Linux_X86_64 LibreOffice_project/410m0$Build-2</meta:generator>
    <meta:document-statistic meta:table-count="5" meta:image-count="0" meta:object-count="0" meta:page-count="2" meta:paragraph-count="51" meta:word-count="366" meta:character-count="2425" meta:non-whitespace-character-count="2108"/>
  </office:meta>
</office:document-meta>
</file>